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Times New Roman1" svg:font-family="'Times New Roman'"/>
    <style:font-face style:name="Times new roman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officeooo:paragraph-rsid="000ef3e2"/>
    </style:style>
    <style:style style:name="P4" style:family="paragraph" style:parent-style-name="Standard">
      <style:text-properties style:text-underline-style="none" fo:font-weight="bold" officeooo:rsid="00111397" officeooo:paragraph-rsid="000ef3e2" style:font-weight-asian="bold" style:font-weight-complex="bold"/>
    </style:style>
    <style:style style:name="P5" style:family="paragraph" style:parent-style-name="Standard">
      <style:text-properties fo:font-weight="normal" officeooo:paragraph-rsid="0010425e" style:font-weight-asian="normal"/>
    </style:style>
    <style:style style:name="P6" style:family="paragraph" style:parent-style-name="Standard">
      <style:text-properties fo:color="#000000" style:font-name="Times new roman" fo:font-size="11pt" style:font-size-asian="11pt" style:font-size-complex="11pt"/>
    </style:style>
    <style:style style:name="P7" style:family="paragraph" style:parent-style-name="Standard">
      <style:text-properties fo:color="#000000" style:font-name="Times new roman" fo:font-size="11pt" officeooo:paragraph-rsid="0010425e" style:font-size-asian="11pt" style:font-size-complex="11pt"/>
    </style:style>
    <style:style style:name="P8" style:family="paragraph" style:parent-style-name="Standard">
      <style:paragraph-properties fo:text-align="center" style:justify-single-word="false" fo:break-before="page"/>
    </style:style>
    <style:style style:name="P9" style:family="paragraph" style:parent-style-name="Standard">
      <style:paragraph-properties fo:margin-left="0in" fo:margin-right="0in" fo:text-indent="0.5in" style:auto-text-indent="false"/>
    </style:style>
    <style:style style:name="P10" style:family="paragraph" style:parent-style-name="Standard">
      <style:paragraph-properties fo:margin-left="0.5in" fo:margin-right="0in" fo:text-indent="0in" style:auto-text-indent="false"/>
    </style:style>
    <style:style style:name="P11" style:family="paragraph" style:parent-style-name="Standard">
      <style:paragraph-properties fo:margin-left="0.5in" fo:margin-right="0in" fo:text-indent="0in" style:auto-text-indent="false">
        <style:tab-stops>
          <style:tab-stop style:position="4.5728in"/>
        </style:tab-stops>
      </style:paragraph-properties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1pt" style:font-size-asian="11pt" style:font-size-complex="11pt"/>
    </style:style>
    <style:style style:name="P13" style:family="paragraph" style:parent-style-name="Text_20_body">
      <style:paragraph-properties fo:margin-left="0.5in" fo:margin-right="0in" fo:margin-top="0in" fo:margin-bottom="0in" style:contextual-spacing="false" fo:line-height="150%" fo:text-indent="-0.5in" style:auto-text-indent="false" style:writing-mode="lr-tb"/>
      <style:text-properties officeooo:paragraph-rsid="0010425e"/>
    </style:style>
    <style:style style:name="P14" style:family="paragraph" style:parent-style-name="Text_20_body">
      <style:paragraph-properties fo:margin-left="0.5in" fo:margin-right="0in" fo:margin-top="0in" fo:margin-bottom="0in" style:contextual-spacing="false" fo:line-height="150%" fo:text-indent="-0.5in" style:auto-text-indent="false" style:writing-mode="lr-tb"/>
      <style:text-properties fo:color="#000000" style:font-name="Times new roman" fo:font-size="11pt" fo:font-weight="normal" officeooo:paragraph-rsid="0010425e" style:font-size-asian="11pt" style:font-size-complex="11pt"/>
    </style:style>
    <style:style style:name="P15" style:family="paragraph" style:parent-style-name="List_20_Paragraph" style:list-style-name="WWNum2"/>
    <style:style style:name="P16" style:family="paragraph" style:parent-style-name="List_20_Paragraph">
      <style:paragraph-properties>
        <style:tab-stops>
          <style:tab-stop style:position="2.4063in"/>
        </style:tab-stops>
      </style:paragraph-properties>
    </style:style>
    <style:style style:name="P17" style:family="paragraph" style:parent-style-name="List_20_Paragraph" style:list-style-name="WWNum2">
      <style:text-properties fo:color="#000000" style:font-name="Times new roman" fo:font-size="11pt" style:font-size-asian="11pt" style:font-size-complex="11pt"/>
    </style:style>
    <style:style style:name="P18" style:family="paragraph" style:parent-style-name="List_20_Paragraph">
      <style:paragraph-properties fo:margin-left="0in" fo:margin-right="0in" fo:text-indent="0in" style:auto-text-indent="false">
        <style:tab-stops>
          <style:tab-stop style:position="2.5626in"/>
        </style:tab-stops>
      </style:paragraph-properties>
      <style:text-properties fo:color="#000000" style:font-name="Times new roman" fo:font-size="11pt" officeooo:paragraph-rsid="0010425e" style:font-size-asian="11pt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color="#808080"/>
    </style:style>
    <style:style style:name="T3" style:family="text">
      <style:text-properties officeooo:rsid="000ef3e2"/>
    </style:style>
    <style:style style:name="T4" style:family="text">
      <style:text-properties officeooo:rsid="00111397"/>
    </style:style>
    <style:style style:name="T5" style:family="text">
      <style:text-properties style:text-underline-style="none" fo:font-weight="normal" officeooo:rsid="00111397" style:font-weight-asian="normal" style:font-weight-complex="normal"/>
    </style:style>
    <style:style style:name="T6" style:family="text">
      <style:text-properties style:text-underline-style="none" fo:font-weight="normal" officeooo:rsid="00121fa1" style:font-weight-asian="normal" style:font-weight-complex="normal"/>
    </style:style>
    <style:style style:name="T7" style:family="text">
      <style:text-properties officeooo:rsid="0010425e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13b58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normal" officeooo:rsid="00113b58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1" fo:font-style="italic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1" fo:font-style="italic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113b58" style:text-blinking="false" fo:background-color="transparent" loext:char-shading-value="0" style:font-size-asian="11pt" style:font-size-complex="11pt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1" fo:font-size="11pt" fo:font-style="italic" style:text-underline-style="none" fo:font-weight="normal" style:text-blinking="false" fo:background-color="transparent" loext:char-shading-value="0" style:font-size-asian="11pt" style:font-size-complex="11pt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italic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2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113b58" style:text-blinking="false" fo:background-color="transparent" loext:char-shading-value="0" style:font-size-asian="11pt" style:font-size-complex="11pt"/>
    </style:style>
    <style:style style:name="T25" style:family="text">
      <style:text-properties fo:font-variant="normal" fo:text-transform="none" fo:color="#000000" style:text-line-through-style="none" style:text-line-through-type="none" fo:font-size="11pt" fo:font-style="italic" style:text-underline-style="none" fo:font-weight="normal" style:text-blinking="false" fo:background-color="transparent" loext:char-shading-value="0" style:font-size-asian="11pt" style:font-size-complex="11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113b58" style:text-blinking="false" fo:background-color="transparent" loext:char-shading-value="0" style:font-size-asian="11pt" style:font-size-complex="11pt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style:text-blinking="false" fo:background-color="transparent" loext:char-shading-value="0" style:font-size-asian="11pt" style:font-size-complex="11pt"/>
    </style:style>
    <style:style style:name="T29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30" style:family="text">
      <style:text-properties fo:font-variant="normal" fo:text-transform="none" style:text-line-through-style="none" style:text-line-through-type="none" fo:font-style="italic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32" style:family="text">
      <style:text-properties fo:font-variant="normal" fo:text-transform="none" style:text-line-through-style="none" style:text-line-through-type="none" style:font-name="Times new roman" fo:font-size="11pt" fo:font-style="normal" style:text-underline-style="none" fo:font-weight="normal" officeooo:rsid="00113b58" style:text-blinking="false" fo:background-color="transparent" loext:char-shading-value="0" style:font-size-asian="11pt" style:font-size-complex="11pt"/>
    </style:style>
    <style:style style:name="T33" style:family="text">
      <style:text-properties fo:font-variant="normal" fo:text-transform="none" style:text-line-through-style="none" style:text-line-through-type="none" style:font-name="Times new roman" fo:font-size="11pt" fo:font-style="italic" style:text-underline-style="none" fo:font-weight="normal" style:text-blinking="false" fo:background-color="transparent" loext:char-shading-value="0" style:font-size-asian="11pt" style:font-size-complex="11pt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size="11pt" officeooo:rsid="000ef3e2" style:font-size-asian="11pt" style:font-size-complex="11pt"/>
    </style:style>
    <style:style style:name="T36" style:family="text">
      <style:text-properties fo:font-size="11pt" officeooo:rsid="00111397" style:font-size-asian="11pt" style:font-size-complex="11pt"/>
    </style:style>
    <style:style style:name="T37" style:family="text">
      <style:text-properties fo:font-size="11pt" fo:font-weight="normal" style:font-size-asian="11pt" style:font-weight-asian="normal" style:font-size-complex="11pt" style:font-weight-complex="normal"/>
    </style:style>
    <style:style style:name="T38" style:family="text">
      <style:text-properties fo:font-size="11pt" fo:font-weight="normal" officeooo:rsid="00121fa1" style:font-size-asian="11pt" style:font-weight-asian="normal" style:font-size-complex="11pt" style:font-weight-complex="normal"/>
    </style:style>
    <style:style style:name="T39" style:family="text">
      <style:text-properties style:font-name="Times new roman" fo:font-size="11pt" style:font-size-asian="11pt" style:font-size-complex="11pt"/>
    </style:style>
    <style:style style:name="T40" style:family="text">
      <style:text-properties style:font-name="Times new roman" fo:font-size="11pt" officeooo:rsid="000ef3e2" style:font-size-asian="11pt" style:font-size-complex="11pt"/>
    </style:style>
    <style:style style:name="T41" style:family="text">
      <style:text-properties style:font-name="Times new roman" fo:font-size="11pt" officeooo:rsid="00111397" style:font-size-asian="11pt" style:font-size-complex="11pt"/>
    </style:style>
    <style:style style:name="T42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43" style:family="text">
      <style:text-properties style:font-name="Times new roman" fo:font-size="11pt" fo:font-weight="normal" officeooo:rsid="00121fa1" style:font-size-asian="11pt" style:font-weight-asian="normal" style:font-size-complex="11pt" style:font-weight-complex="normal"/>
    </style:style>
    <style:style style:name="T44" style:family="text">
      <style:text-properties style:font-name="Times new roman" fo:font-size="11pt" style:text-underline-style="none" officeooo:rsid="00121fa1" style:font-size-asian="11pt" style:font-size-complex="11pt" style:font-weight-complex="normal"/>
    </style:style>
    <style:style style:name="T45" style:family="text">
      <style:text-properties fo:color="#000000" style:font-name="Times new roman" fo:font-size="11pt" style:font-size-asian="11pt" style:font-size-complex="11pt"/>
    </style:style>
    <style:style style:name="T46" style:family="text">
      <style:text-properties fo:color="#000000" style:font-name="Times new roman" fo:font-size="11pt" officeooo:rsid="000ef3e2" style:font-size-asian="11pt" style:font-size-complex="11pt"/>
    </style:style>
    <style:style style:name="T47" style:family="text">
      <style:text-properties fo:color="#000000" style:font-name="Times new roman" fo:font-size="11pt" officeooo:rsid="00111397" style:font-size-asian="11pt" style:font-size-complex="11pt"/>
    </style:style>
    <style:style style:name="T48" style:family="text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T49" style:family="text">
      <style:text-properties fo:color="#000000" style:font-name="Times new roman" fo:font-size="11pt" fo:font-weight="normal" officeooo:rsid="00121fa1" style:font-size-asian="11pt" style:font-weight-asian="normal" style:font-size-complex="11pt" style:font-weight-complex="normal"/>
    </style:style>
    <style:style style:name="T50" style:family="text">
      <style:text-properties fo:color="#000000" style:font-name="Times new roman" fo:font-size="11pt" style:text-underline-style="none" officeooo:rsid="00121fa1" style:font-size-asian="11pt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GoBack"/><text:span text:style-name="T1">Research Plan</text:span></text:p>
      <text:p text:style-name="Standard"><text:span text:style-name="T45">Name: <text:s/></text:span><text:span text:style-name="Placeholder_20_Text"><text:span text:style-name="T46">Somil Govani</text:span></text:span><text:span text:style-name="T45"><text:tab/><text:line-break/><text:line-break/>Central Bucks High School West</text:span></text:p>
      <text:p text:style-name="P3"><text:span text:style-name="T45">Project Title (Can be changed later): <text:s/></text:span><text:span text:style-name="Placeholder_20_Text"><text:span text:style-name="T47">Analysis and Classification of Images Using Trained Neural Networks</text:span></text:span></text:p>
      <text:p text:style-name="P6"><text:span text:style-name="T1">A. Rationale:</text:span></text:p>
      <text:p text:style-name="P4"><text:span text:style-name="Placeholder_20_Text"><text:span text:style-name="T48">One of the main </text:span></text:span><text:span text:style-name="Placeholder_20_Text"><text:span text:style-name="T49">goals</text:span></text:span><text:span text:style-name="Placeholder_20_Text"><text:span text:style-name="T48"> in computation is </text:span></text:span><text:span text:style-name="Placeholder_20_Text"><text:span text:style-name="T49">to</text:span></text:span><text:span text:style-name="Placeholder_20_Text"><text:span text:style-name="T48"> emulat</text:span></text:span><text:span text:style-name="Placeholder_20_Text"><text:span text:style-name="T49">e</text:span></text:span><text:span text:style-name="Placeholder_20_Text"><text:span text:style-name="T48"> human-like processes using machine learning and artificial intelligence. </text:span></text:span><text:span text:style-name="Placeholder_20_Text"><text:span text:style-name="T49">Neural Networks are employed to transpose the neuron connections in the human brain into a computational framework. One of the most difficult tasks for computers to undertake that is <text:s/>relatively trivial for humans is image analysis, recognition, and classification. For example, a human can identify a tree as a tree, whereas this would entail more difficulty for a computer. As a result, if computers could emulate human brains using Neural Networks, they can be trained in a fashion similar to human experience to similarly identify images. This could lead to more efficient and less-errored analysis of important images in medicine (e.g. x-rays) and in space exploration.</text:span></text:span></text:p>
      <text:p text:style-name="P6"><text:span text:style-name="T1">B. Hypothesis(es), Research Question(s), Engineering Goals(s), Expected Outcomes (as applicable)</text:span>. </text:p>
      <text:p text:style-name="P5"><text:span text:style-name="Placeholder_20_Text"><text:span text:style-name="T50">To program a layered neural network and train it to analyze and classify handwritten characters.</text:span></text:span></text:p>
      <text:p text:style-name="P6"><text:span text:style-name="T1">C. <text:s/>Research Methods and Conclusions</text:span></text:p>
      <text:list xml:id="list2350314805716570884" text:style-name="WWNum2">
        <text:list-item>
          <text:p text:style-name="P17"><text:span text:style-name="T1">Materials and Equipment: </text:span></text:p>
        </text:list-item>
      </text:list>
      <text:p text:style-name="P18"><text:tab/></text:p>
      <text:p text:style-name="P18"><text:span text:style-name="T7">Python programming language and scipy library.</text:span><text:line-break/></text:p>
      <text:list xml:id="list185254572910876" text:continue-numbering="true" text:style-name="WWNum2">
        <text:list-item>
          <text:p text:style-name="P17"><text:span text:style-name="T1">Procedures:</text:span></text:p>
        </text:list-item>
      </text:list>
      <text:p text:style-name="P7"><text:span text:style-name="T6">The first step is to design the neural network on paper with a varied number of nodes and hidden layers. <text:s/>This step should include deriving the proper sigmoid functions and gradient determination functions. <text:s/>The next step is to program the neural network with a friendly GUI for training. The next step is to train the neural network with approximately 100 x-ray images or 100 images per digit/character. Finally, it is necessary to test the neural network with new real data and graph data for its prediction tendencies. </text:span></text:p>
      <text:p text:style-name="P6"><text:span text:style-name="T1">D. <text:s/>Bibliography: </text:span></text:p>
      <text:p text:style-name="P14"><text:span text:style-name="T29">Cernazanu-Glavan, Cosmin, and Stefan Holban. </text:span><text:span text:style-name="T30">Segmentation of bone structure in X-ray images using convolutional neural network</text:span><text:span text:style-name="T29">. Timosoara: Politehnica University of Timisoara, n.d. Digital file.</text:span></text:p>
      <text:p text:style-name="P14"><text:span text:style-name="T29">Hagan, Martin T. </text:span><text:span text:style-name="T30">Neural Network Design</text:span><text:span text:style-name="T29">. N.p.: Oklahoma State, n.d. Print.</text:span></text:p>
      <text:p text:style-name="P14"><text:span text:style-name="T29">Jenker, Andrej. “Introduction to Artificial Neural Networks.” </text:span><text:span text:style-name="T30">Artificial Neural Networks - Methodological Advances and Biomedical Applications</text:span><text:span text:style-name="T29">. Ed. Kenji Suzuki. N.p.: InTech, 2011. N. pag. Digital file.</text:span></text:p>
      <text:p text:style-name="P14"><text:span text:style-name="T29">Rojas, Raul. </text:span><text:span text:style-name="T30">Neural Networks: A Systematic Introduction</text:span><text:span text:style-name="T29">. Berlin: Springer, 1996. Digital file.</text:span></text:p>
      <text:p text:style-name="P13"><text:span text:style-name="Placeholder_20_Text"><text:span text:style-name="T26">Zhang, Q. J. </text:span></text:span><text:span text:style-name="Placeholder_20_Text"><text:span text:style-name="T28">Neural Network Structures for RF and Microwave Applications</text:span></text:span><text:span text:style-name="Placeholder_20_Text"><text:span text:style-name="T26">. Orlando: IEEE AP-S Antennas and Propagation Int. Symp., 1999. Digital f</text:span></text:span><text:span text:style-name="Placeholder_20_Text"><text:span text:style-name="T27">il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Times New Roman1" svg:font-family="'Times New Roman'"/>
    <style:font-face style:name="Times new roman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Droid Sans Fallback" style:font-size-asian="11pt" style:language-asian="en" style:country-asian="US" style:font-name-complex="Times New Roman2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1pt" fo:language="en" fo:country="US" style:letter-kerning="true" style:font-name-asian="Droid Sans Fallback" style:font-size-asian="11pt" style:language-asian="en" style:country-asian="US" style:font-name-complex="Times New Roman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teful, Terese</meta:initial-creator>
    <dc:creator>Somil Govani</dc:creator>
    <meta:editing-cycles>5</meta:editing-cycles>
    <meta:print-date>2015-11-03T12:16:00</meta:print-date>
    <meta:creation-date>2015-11-06T13:44:00</meta:creation-date>
    <dc:date>2015-11-17T18:52:53.656451875</dc:date>
    <meta:editing-duration>PT1M20S</meta:editing-duration>
    <meta:generator>LibreOffice/4.2.8.2$Linux_X86_64 LibreOffice_project/420m0$Build-2</meta:generator>
    <meta:document-statistic meta:table-count="0" meta:image-count="0" meta:object-count="0" meta:page-count="1" meta:paragraph-count="19" meta:word-count="377" meta:character-count="2551" meta:non-whitespace-character-count="2179"/>
    <meta:user-defined meta:name="AppVersion">15.0000</meta:user-defined>
    <meta:user-defined meta:name="Company">CRS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